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Verdana" svg:font-family="Verdana"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Un document qui a du style </text:p>
      <text:h text:style-name="Heading_20_1" text:outline-level="1">Voici un premier titre</text:h>
      <text:p text:style-name="Text_20_body">Nulla et lectus vestibulum urna fringilla ultrices. Phasellus eu tellus sit amet tortor gravida placerat. Integer sapien est, iaculis in, pretium quis, viverra ac, nunc. </text:p>
      <text:h text:style-name="Heading_20_2" text:outline-level="2">Premier paragraphe</text:h>
      <text:p text:style-name="Text_20_body">Praesent eget sem vel leo ultrices bibendum. Aenean faucibus. Morbi dolor nulla, malesuada eu, pulvinar at, mollis ac, nulla. Curabitur auctor semper nulla. Lorem ipsum dolor sit amet, consectetuer adipiscing elit. </text:p>
      <text:h text:style-name="Heading_20_2" text:outline-level="2">Second paragraphe</text:h>
      <text:p text:style-name="Text_20_body">Ut purus elit, vestibulum ut, placerat ac, adipiscing vitae, felis. Curabitur dictum gravida mauris. Nam arcu libero, nonummy eget, consectetuer id, vulputate a, magna. Donec vehicula augue eu neque. </text:p>
      <text:p text:style-name="Standard"/>
      <text:h text:style-name="Heading_20_1" text:outline-level="1">Et voici un second titre</text:h>
      <text:p text:style-name="Text_20_body">Lorem ipsum dolor sit amet, consectetuer adipiscing elit. Ut purus elit, vestibulum ut, placerat ac, adipiscing vitae, felis. Curabitur dictum gravida mauris. </text:p>
      <text:h text:style-name="Heading_20_2" text:outline-level="2">Second premier paragraphe</text:h>
      <text:p text:style-name="Text_20_body">Nam arcu libero, nonummy eget, consectetuer id, vulputate a, magna. Donec vehicula augue eu neque. </text:p>
      <text:h text:style-name="Heading_20_2" text:outline-level="2">Second second paragraphe</text:h>
      <text:p text:style-name="Text_20_body">Nulla et lectus vestibulum urna fringilla ultrices. Phasellus eu tellus sit amet tortor gravida placerat. Integer sapien est, iaculis in, pretium quis, viverra ac, nunc. Praesent eget sem vel leo ultrices bibendum. Aenean faucibus. Morbi dolor nulla, malesuada eu, pulvinar at, mollis ac, nulla.</text:p>
      <text:p text:style-name="Standard"/>
      <text:h text:style-name="Heading_20_1" text:outline-level="1">Et maintenant un troisième titre</text:h>
      <text:p text:style-name="Text_20_body">Curabitur dictum gravida mauris. Nam arcu libero, nonummy eget, consectetuer id, vulputate a, magna. Donec vehicula augue eu neque. Nulla et lectus vestibulum urna fringilla ultrices. Phasellus eu tellus sit amet tortor gravida placerat. Integer sapien est, iaculis in, pretium quis, viverra ac, nunc. <text:s/>Curabitur dictum gravida mauris. Nam arcu libero, nonummy eget, consectetuer id, vulputate a, magna. Donec vehicula augue eu neque. Nulla et lectus vestibulum urna fringilla ultrices. Phasellus eu tellus sit amet tortor gravida placerat. Integer sapien est, iaculis in, pretium quis, viverra ac, nun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Normal" style:font-family-generic="swiss" style:font-pitch="variable"/>
    <style:font-face style:name="Verdana" svg:font-family="Verdana"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c </meta:initial-creator>
    <meta:creation-date>2012-08-30T08:34:55</meta:creation-date>
    <dc:date>2012-08-30T11:46:00</dc:date>
    <dc:creator>jc </dc:creator>
    <meta:editing-duration>PT21M3S</meta:editing-duration>
    <meta:editing-cycles>5</meta:editing-cycles>
    <meta:generator>LibreOffice/3.5$Linux_x86 LibreOffice_project/350m1$Build-2</meta:generator>
    <meta:document-statistic meta:table-count="0" meta:image-count="0" meta:object-count="0" meta:page-count="1" meta:paragraph-count="15" meta:word-count="284" meta:character-count="1932" meta:non-whitespace-character-count="1655"/>
  </office:meta>
</office:document-meta>
</file>